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F4000000830423B53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6.9375in" fo:margin-left="0.0146in" style:page-number="auto" table:align="left" style:writing-mode="lr-tb"/>
    </style:style>
    <style:style style:name="Table1.A" style:family="table-column">
      <style:table-column-properties style:column-width="3.7313in"/>
    </style:style>
    <style:style style:name="Table1.B" style:family="table-column">
      <style:table-column-properties style:column-width="3.2063in"/>
    </style:style>
    <style:style style:name="Table1.1" style:family="table-row">
      <style:table-row-properties style:min-row-height="0.1924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05pt solid #000000" style:writing-mode="lr-tb"/>
    </style:style>
    <style:style style:name="Table1.2" style:family="table-row">
      <style:table-row-properties style:min-row-height="0.181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0.05pt solid #000000" fo:border-right="0.05pt solid #000000" fo:border-top="none" fo:border-bottom="0.05pt solid #000000" style:writing-mode="lr-tb"/>
    </style:style>
    <style:style style:name="Table1.4" style:family="table-row">
      <style:table-row-properties style:min-row-height="0.1618in" fo:keep-together="always"/>
    </style:style>
    <style:style style:name="P1" style:family="paragraph" style:parent-style-name="Header">
      <style:paragraph-properties style:snap-to-layout-grid="false"/>
      <style:text-properties fo:color="#000000" style:font-size-complex="10.5pt"/>
    </style:style>
    <style:style style:name="P2" style:family="paragraph" style:parent-style-name="Header">
      <style:paragraph-properties style:snap-to-layout-grid="false"/>
      <style:text-properties fo:color="#000000" style:font-name="Times New Roman"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snap-to-layout-grid="false">
        <style:tab-stops>
          <style:tab-stop style:position="6.5in" style:type="right"/>
        </style:tab-stops>
      </style:paragraph-properties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Consultant: </text:p>
          </table:table-cell>
          <table:table-cell table:style-name="Table1.B1" office:value-type="string">
            <text:p text:style-name="P7">Date: February 2012</text:p>
          </table:table-cell>
        </table:table-row>
        <table:table-row table:style-name="Table1.2">
          <table:table-cell table:style-name="Table1.A2" table:number-columns-spanned="2" office:value-type="string">
            <text:p text:style-name="P5">For: 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Summary: </text:p>
            <text:p text:style-name="P5"/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6">Comments: <text:s text:c="2"/></text:p>
            <text:p text:style-name="P6"/>
          </table:table-cell>
          <table:covered-table-cell/>
        </table:table-row>
      </table:table>
      <text:p text:style-name="P4"/>
      <text:p text:style-name="P8">PROFESSIONAL EXPERIENCE</text:p>
      <text:p text:style-name="P9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, 'Arial Unicode MS'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LGC Sans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Century" fo:font-size="10.5pt" fo:language="en" fo:country="US" style:letter-kerning="true" style:font-name-asian="MS Mincho" style:font-size-asian="10.5pt" style:language-asian="ja" style:country-asian="JP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size="12pt" fo:font-weight="bold" style:font-size-asian="12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3736in" fo:margin-right="0in" fo:text-indent="0in" style:auto-text-indent="false" fo:keep-with-next="always"/>
      <style:text-properties style:font-name="Times New Roman"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margin-top="0.1665in" fo:margin-bottom="0.0417in" fo:text-indent="0in" style:auto-text-indent="false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WW-Caption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Heading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WW-Caption1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Tahoma1"/>
    </style:style>
    <style:style style:name="WW-Heading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WW-Caption11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Tahoma1"/>
    </style:style>
    <style:style style:name="WW-Heading1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WW-Caption111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111" style:family="paragraph" style:parent-style-name="Standard">
      <style:paragraph-properties text:number-lines="false" text:line-number="0"/>
      <style:text-properties style:font-name-complex="Tahoma1"/>
    </style:style>
    <style:style style:name="WW-Heading11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WW-Caption1111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1111" style:family="paragraph" style:parent-style-name="Standard">
      <style:paragraph-properties text:number-lines="false" text:line-number="0"/>
      <style:text-properties style:font-name-complex="Tahoma1"/>
    </style:style>
    <style:style style:name="WW-Heading111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WW-Caption11111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11111" style:family="paragraph" style:parent-style-name="Standard">
      <style:paragraph-properties text:number-lines="false" text:line-number="0"/>
      <style:text-properties style:font-name-complex="Tahoma1"/>
    </style:style>
    <style:style style:name="WW-Heading1111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WW-Caption111111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111111" style:family="paragraph" style:parent-style-name="Standard">
      <style:paragraph-properties text:number-lines="false" text:line-number="0"/>
      <style:text-properties style:font-name-complex="Tahoma1"/>
    </style:style>
    <style:style style:name="WW-Heading11111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WW-Caption1111111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1111111" style:family="paragraph" style:parent-style-name="Standard">
      <style:paragraph-properties text:number-lines="false" text:line-number="0"/>
      <style:text-properties style:font-name-complex="Tahoma1"/>
    </style:style>
    <style:style style:name="WW-Heading111111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WW-Caption11111111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11111111" style:family="paragraph" style:parent-style-name="Standard">
      <style:paragraph-properties text:number-lines="false" text:line-number="0"/>
      <style:text-properties style:font-name-complex="Tahoma1"/>
    </style:style>
    <style:style style:name="WW-Heading1111111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WW-Caption111111111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111111111" style:family="paragraph" style:parent-style-name="Standard">
      <style:paragraph-properties text:number-lines="false" text:line-number="0"/>
      <style:text-properties style:font-name-complex="Tahoma1"/>
    </style:style>
    <style:style style:name="WW-Heading11111111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WW-Caption1111111111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1111111111" style:family="paragraph" style:parent-style-name="Standard">
      <style:paragraph-properties text:number-lines="false" text:line-number="0"/>
      <style:text-properties style:font-name-complex="Tahoma1"/>
    </style:style>
    <style:style style:name="WW-Heading111111111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Contents111" style:display-name="WW-Table Contents111" style:family="paragraph" style:parent-style-name="Text_20_body">
      <style:paragraph-properties text:number-lines="false" text:line-number="0"/>
    </style:style>
    <style:style style:name="WW-Table_20_Contents1111" style:display-name="WW-Table Contents1111" style:family="paragraph" style:parent-style-name="Text_20_body">
      <style:paragraph-properties text:number-lines="false" text:line-number="0"/>
    </style:style>
    <style:style style:name="WW-Table_20_Contents11111" style:display-name="WW-Table Contents11111" style:family="paragraph" style:parent-style-name="Text_20_body">
      <style:paragraph-properties text:number-lines="false" text:line-number="0"/>
    </style:style>
    <style:style style:name="WW-Table_20_Contents111111" style:display-name="WW-Table Contents111111" style:family="paragraph" style:parent-style-name="Text_20_body">
      <style:paragraph-properties text:number-lines="false" text:line-number="0"/>
    </style:style>
    <style:style style:name="WW-Table_20_Contents1111111" style:display-name="WW-Table Contents1111111" style:family="paragraph" style:parent-style-name="Text_20_body">
      <style:paragraph-properties text:number-lines="false" text:line-number="0"/>
    </style:style>
    <style:style style:name="WW-Table_20_Contents11111111" style:display-name="WW-Table Contents11111111" style:family="paragraph" style:parent-style-name="Text_20_body">
      <style:paragraph-properties text:number-lines="false" text:line-number="0"/>
    </style:style>
    <style:style style:name="WW-Table_20_Contents111111111" style:display-name="WW-Table Contents111111111" style:family="paragraph" style:parent-style-name="Text_20_body">
      <style:paragraph-properties text:number-lines="false" text:line-number="0"/>
    </style:style>
    <style:style style:name="WW-Table_20_Contents1111111111" style:display-name="WW-Table Contents1111111111" style:family="paragraph" style:parent-style-name="Text_20_body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1" style:display-name="WW-Table Heading11111" style:family="paragraph" style:parent-style-name="WW-Table_20_Contents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11" style:display-name="WW-Table Heading111111" style:family="paragraph" style:parent-style-name="WW-Table_20_Contents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111" style:display-name="WW-Table Heading1111111" style:family="paragraph" style:parent-style-name="WW-Table_20_Contents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1111" style:display-name="WW-Table Heading11111111" style:family="paragraph" style:parent-style-name="WW-Table_20_Contents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11111" style:display-name="WW-Table Heading111111111" style:family="paragraph" style:parent-style-name="WW-Table_20_Contents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111111" style:display-name="WW-Table Heading1111111111" style:family="paragraph" style:parent-style-name="WW-Table_20_Contents1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Liberation Serif" fo:font-size="10pt" fo:font-weight="bold" style:font-name-asian="DejaVu LGC Sans" style:font-size-asian="10pt" style:font-weight-asian="bold" style:font-name-complex="Tahoma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Times New Roman" fo:font-size="11pt" style:font-size-asian="11pt"/>
    </style:style>
    <style:style style:name="WW8Num1z0" style:family="text">
      <style:text-properties style:font-name="StarSymbol" fo:font-size="9pt" style:font-size-asian="9pt" style:font-name-complex="StarSymbol1" style:font-size-complex="9pt"/>
    </style:style>
    <style:style style:name="WW8Num2z0" style:family="text">
      <style:text-properties style:font-name="StarSymbol" fo:font-size="9pt" style:font-size-asian="9pt" style:font-name-complex="StarSymbol1" style:font-size-complex="9pt"/>
    </style:style>
    <style:style style:name="WW8Num3z0" style:family="text">
      <style:text-properties style:font-name="StarSymbol" fo:font-size="9pt" style:font-size-asian="9pt" style:font-name-complex="StarSymbol1" style:font-size-complex="9pt"/>
    </style:style>
    <style:style style:name="WW8Num4z0" style:family="text">
      <style:text-properties style:font-name="StarSymbol" fo:font-size="9pt" style:font-size-asian="9pt" style:font-name-complex="StarSymbol1" style:font-size-complex="9pt"/>
    </style:style>
    <style:style style:name="WW8Num5z0" style:family="text">
      <style:text-properties style:font-name="StarSymbol" fo:font-size="9pt" style:font-size-asian="9pt" style:font-name-complex="StarSymbol1" style:font-size-complex="9pt"/>
    </style:style>
    <style:style style:name="WW8Num6z0" style:family="text">
      <style:text-properties style:font-name="Wingdings1" fo:font-size="9pt" style:font-size-asian="9pt" style:font-name-complex="StarSymbol1" style:font-size-complex="9pt"/>
    </style:style>
    <style:style style:name="WW8Num7z0" style:family="text">
      <style:text-properties style:font-name="Wingdings1" fo:font-size="9pt" style:font-size-asian="9pt" style:font-name-complex="StarSymbol1" style:font-size-complex="9pt"/>
    </style:style>
    <style:style style:name="WW8Num8z0" style:family="text">
      <style:text-properties style:font-name="Wingdings1" fo:font-size="9pt" style:font-size-asian="9pt" style:font-name-complex="StarSymbol1" style:font-size-complex="9pt"/>
    </style:style>
    <style:style style:name="WW8Num9z0" style:family="text">
      <style:text-properties style:font-name="Wingdings1" fo:font-size="9pt" style:font-size-asian="9pt" style:font-name-complex="StarSymbol1" style:font-size-complex="9pt"/>
    </style:style>
    <style:style style:name="WW8Num10z0" style:family="text">
      <style:text-properties style:font-name="Wingdings1" fo:font-size="9pt" style:font-size-asian="9pt" style:font-name-complex="StarSymbol1" style:font-size-complex="9pt"/>
    </style:style>
    <style:style style:name="WW8Num11z0" style:family="text">
      <style:text-properties fo:color="#000000" style:font-name="Symbol"/>
    </style:style>
    <style:style style:name="WW8Num12z0" style:family="text">
      <style:text-properties fo:color="#000000"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WW8Num1z0" style:family="text">
      <style:text-properties style:font-name="StarSymbol" fo:font-size="9pt" style:font-size-asian="9pt" style:font-name-complex="StarSymbol1" style:font-size-complex="9pt"/>
    </style:style>
    <style:style style:name="WW-WW8Num2z0" style:family="text">
      <style:text-properties style:font-name="StarSymbol" fo:font-size="9pt" style:font-size-asian="9pt" style:font-name-complex="StarSymbol1" style:font-size-complex="9pt"/>
    </style:style>
    <style:style style:name="WW-WW8Num3z0" style:family="text">
      <style:text-properties style:font-name="StarSymbol" fo:font-size="9pt" style:font-size-asian="9pt" style:font-name-complex="StarSymbol1" style:font-size-complex="9pt"/>
    </style:style>
    <style:style style:name="WW-WW8Num4z0" style:family="text">
      <style:text-properties style:font-name="StarSymbol" fo:font-size="9pt" style:font-size-asian="9pt" style:font-name-complex="StarSymbol1" style:font-size-complex="9pt"/>
    </style:style>
    <style:style style:name="WW-WW8Num5z0" style:family="text">
      <style:text-properties style:font-name="StarSymbol" fo:font-size="9pt" style:font-size-asian="9pt" style:font-name-complex="StarSymbol1" style:font-size-complex="9pt"/>
    </style:style>
    <style:style style:name="WW-WW8Num6z0" style:family="text">
      <style:text-properties style:font-name="Wingdings1" fo:font-size="9pt" style:font-size-asian="9pt" style:font-name-complex="StarSymbol1" style:font-size-complex="9pt"/>
    </style:style>
    <style:style style:name="WW-Absatz-Standardschriftart1111" style:family="text"/>
    <style:style style:name="WW-WW8Num1z01" style:family="text">
      <style:text-properties style:font-name="StarSymbol" fo:font-size="9pt" style:font-size-asian="9pt" style:font-name-complex="StarSymbol1" style:font-size-complex="9pt"/>
    </style:style>
    <style:style style:name="WW-WW8Num2z01" style:family="text">
      <style:text-properties style:font-name="StarSymbol" fo:font-size="9pt" style:font-size-asian="9pt" style:font-name-complex="StarSymbol1" style:font-size-complex="9pt"/>
    </style:style>
    <style:style style:name="WW-WW8Num3z01" style:family="text">
      <style:text-properties style:font-name="StarSymbol" fo:font-size="9pt" style:font-size-asian="9pt" style:font-name-complex="StarSymbol1" style:font-size-complex="9pt"/>
    </style:style>
    <style:style style:name="WW-WW8Num4z01" style:family="text">
      <style:text-properties style:font-name="StarSymbol" fo:font-size="9pt" style:font-size-asian="9pt" style:font-name-complex="StarSymbol1" style:font-size-complex="9pt"/>
    </style:style>
    <style:style style:name="WW-WW8Num5z01" style:family="text">
      <style:text-properties style:font-name="StarSymbol" fo:font-size="9pt" style:font-size-asian="9pt" style:font-name-complex="StarSymbol1" style:font-size-complex="9pt"/>
    </style:style>
    <style:style style:name="WW-WW8Num6z01" style:family="text">
      <style:text-properties style:font-name="StarSymbol" fo:font-size="9pt" style:font-size-asian="9pt" style:font-name-complex="StarSymbol1" style:font-size-complex="9pt"/>
    </style:style>
    <style:style style:name="WW-WW8Num7z0" style:family="text">
      <style:text-properties style:font-name="StarSymbol" fo:font-size="9pt" style:font-size-asian="9pt" style:font-name-complex="StarSymbol1" style:font-size-complex="9pt"/>
    </style:style>
    <style:style style:name="WW-Absatz-Standardschriftart11111" style:family="text"/>
    <style:style style:name="WW-WW8Num1z011" style:family="text">
      <style:text-properties style:font-name="StarSymbol" fo:font-size="9pt" style:font-size-asian="9pt" style:font-name-complex="StarSymbol1" style:font-size-complex="9pt"/>
    </style:style>
    <style:style style:name="WW-WW8Num2z011" style:family="text">
      <style:text-properties style:font-name="StarSymbol" fo:font-size="9pt" style:font-size-asian="9pt" style:font-name-complex="StarSymbol1" style:font-size-complex="9pt"/>
    </style:style>
    <style:style style:name="WW-WW8Num3z011" style:family="text">
      <style:text-properties style:font-name="StarSymbol" fo:font-size="9pt" style:font-size-asian="9pt" style:font-name-complex="StarSymbol1" style:font-size-complex="9pt"/>
    </style:style>
    <style:style style:name="WW-WW8Num4z011" style:family="text">
      <style:text-properties style:font-name="StarSymbol" fo:font-size="9pt" style:font-size-asian="9pt" style:font-name-complex="StarSymbol1" style:font-size-complex="9pt"/>
    </style:style>
    <style:style style:name="WW-WW8Num5z011" style:family="text">
      <style:text-properties style:font-name="StarSymbol" fo:font-size="9pt" style:font-size-asian="9pt" style:font-name-complex="StarSymbol1" style:font-size-complex="9pt"/>
    </style:style>
    <style:style style:name="WW-WW8Num6z011" style:family="text">
      <style:text-properties style:font-name="StarSymbol" fo:font-size="9pt" style:font-size-asian="9pt" style:font-name-complex="StarSymbol1" style:font-size-complex="9pt"/>
    </style:style>
    <style:style style:name="WW-WW8Num7z01" style:family="text">
      <style:text-properties style:font-name="StarSymbol" fo:font-size="9pt" style:font-size-asian="9pt" style:font-name-complex="StarSymbol1" style:font-size-complex="9pt"/>
    </style:style>
    <style:style style:name="WW-Absatz-Standardschriftart111111" style:family="text"/>
    <style:style style:name="WW-WW8Num1z0111" style:family="text">
      <style:text-properties style:font-name="StarSymbol" fo:font-size="9pt" style:font-size-asian="9pt" style:font-name-complex="StarSymbol1" style:font-size-complex="9pt"/>
    </style:style>
    <style:style style:name="WW-WW8Num2z0111" style:family="text">
      <style:text-properties style:font-name="StarSymbol" fo:font-size="9pt" style:font-size-asian="9pt" style:font-name-complex="StarSymbol1" style:font-size-complex="9pt"/>
    </style:style>
    <style:style style:name="WW-WW8Num3z0111" style:family="text">
      <style:text-properties style:font-name="StarSymbol" fo:font-size="9pt" style:font-size-asian="9pt" style:font-name-complex="StarSymbol1" style:font-size-complex="9pt"/>
    </style:style>
    <style:style style:name="WW-WW8Num4z0111" style:family="text">
      <style:text-properties style:font-name="StarSymbol" fo:font-size="9pt" style:font-size-asian="9pt" style:font-name-complex="StarSymbol1" style:font-size-complex="9pt"/>
    </style:style>
    <style:style style:name="WW-WW8Num5z0111" style:family="text">
      <style:text-properties style:font-name="StarSymbol" fo:font-size="9pt" style:font-size-asian="9pt" style:font-name-complex="StarSymbol1" style:font-size-complex="9pt"/>
    </style:style>
    <style:style style:name="WW-WW8Num6z0111" style:family="text">
      <style:text-properties style:font-name="StarSymbol" fo:font-size="9pt" style:font-size-asian="9pt" style:font-name-complex="StarSymbol1" style:font-size-complex="9pt"/>
    </style:style>
    <style:style style:name="WW-WW8Num7z011" style:family="text">
      <style:text-properties style:font-name="StarSymbol" fo:font-size="9pt" style:font-size-asian="9pt" style:font-name-complex="StarSymbol1" style:font-size-complex="9pt"/>
    </style:style>
    <style:style style:name="WW-Absatz-Standardschriftart1111111" style:family="text"/>
    <style:style style:name="WW-WW8Num1z01111" style:family="text">
      <style:text-properties style:font-name="StarSymbol" fo:font-size="9pt" style:font-size-asian="9pt" style:font-name-complex="StarSymbol1" style:font-size-complex="9pt"/>
    </style:style>
    <style:style style:name="WW-WW8Num2z01111" style:family="text">
      <style:text-properties style:font-name="StarSymbol" fo:font-size="9pt" style:font-size-asian="9pt" style:font-name-complex="StarSymbol1" style:font-size-complex="9pt"/>
    </style:style>
    <style:style style:name="WW-WW8Num3z01111" style:family="text">
      <style:text-properties style:font-name="StarSymbol" fo:font-size="9pt" style:font-size-asian="9pt" style:font-name-complex="StarSymbol1" style:font-size-complex="9pt"/>
    </style:style>
    <style:style style:name="WW-WW8Num4z01111" style:family="text">
      <style:text-properties style:font-name="StarSymbol" fo:font-size="9pt" style:font-size-asian="9pt" style:font-name-complex="StarSymbol1" style:font-size-complex="9pt"/>
    </style:style>
    <style:style style:name="WW-Absatz-Standardschriftart11111111" style:family="text"/>
    <style:style style:name="WW-WW8Num1z011111" style:family="text">
      <style:text-properties style:font-name="StarSymbol" fo:font-size="9pt" style:font-size-asian="9pt" style:font-name-complex="StarSymbol1" style:font-size-complex="9pt"/>
    </style:style>
    <style:style style:name="WW-WW8Num2z011111" style:family="text">
      <style:text-properties style:font-name="StarSymbol" fo:font-size="9pt" style:font-size-asian="9pt" style:font-name-complex="StarSymbol1" style:font-size-complex="9pt"/>
    </style:style>
    <style:style style:name="WW-WW8Num3z011111" style:family="text">
      <style:text-properties style:font-name="StarSymbol" fo:font-size="9pt" style:font-size-asian="9pt" style:font-name-complex="StarSymbol1" style:font-size-complex="9pt"/>
    </style:style>
    <style:style style:name="WW-WW8Num4z011111" style:family="text">
      <style:text-properties style:font-name="StarSymbol" fo:font-size="9pt" style:font-size-asian="9pt" style:font-name-complex="StarSymbol1" style:font-size-complex="9pt"/>
    </style:style>
    <style:style style:name="WW-Absatz-Standardschriftart111111111" style:family="text"/>
    <style:style style:name="WW-WW8Num1z0111111" style:family="text">
      <style:text-properties style:font-name="StarSymbol" fo:font-size="9pt" style:font-size-asian="9pt" style:font-name-complex="StarSymbol1" style:font-size-complex="9pt"/>
    </style:style>
    <style:style style:name="WW-WW8Num2z0111111" style:family="text">
      <style:text-properties style:font-name="StarSymbol" fo:font-size="9pt" style:font-size-asian="9pt" style:font-name-complex="StarSymbol1" style:font-size-complex="9pt"/>
    </style:style>
    <style:style style:name="WW-WW8Num3z0111111" style:family="text">
      <style:text-properties style:font-name="StarSymbol" fo:font-size="9pt" style:font-size-asian="9pt" style:font-name-complex="StarSymbol1" style:font-size-complex="9pt"/>
    </style:style>
    <style:style style:name="WW-WW8Num4z0111111" style:family="text">
      <style:text-properties style:font-name="StarSymbol" fo:font-size="9pt" style:font-size-asian="9pt" style:font-name-complex="StarSymbol1" style:font-size-complex="9pt"/>
    </style:style>
    <style:style style:name="WW-WW8Num5z01111" style:family="text">
      <style:text-properties style:font-name="StarSymbol" fo:font-size="9pt" style:font-size-asian="9pt" style:font-name-complex="StarSymbol1" style:font-size-complex="9pt"/>
    </style:style>
    <style:style style:name="WW-Absatz-Standardschriftart1111111111" style:family="text"/>
    <style:style style:name="WW-WW8Num1z01111111" style:family="text">
      <style:text-properties style:font-name="StarSymbol" fo:font-size="9pt" style:font-size-asian="9pt" style:font-name-complex="StarSymbol1" style:font-size-complex="9pt"/>
    </style:style>
    <style:style style:name="WW-WW8Num2z01111111" style:family="text">
      <style:text-properties style:font-name="StarSymbol" fo:font-size="9pt" style:font-size-asian="9pt" style:font-name-complex="StarSymbol1" style:font-size-complex="9pt"/>
    </style:style>
    <style:style style:name="WW-WW8Num3z01111111" style:family="text">
      <style:text-properties style:font-name="StarSymbol" fo:font-size="9pt" style:font-size-asian="9pt" style:font-name-complex="StarSymbol1" style:font-size-complex="9pt"/>
    </style:style>
    <style:style style:name="WW-WW8Num4z01111111" style:family="text">
      <style:text-properties style:font-name="StarSymbol" fo:font-size="9pt" style:font-size-asian="9pt" style:font-name-complex="StarSymbol1" style:font-size-complex="9pt"/>
    </style:style>
    <style:style style:name="WW-WW8Num5z011111" style:family="text">
      <style:text-properties style:font-name="StarSymbol" fo:font-size="9pt" style:font-size-asian="9pt" style:font-name-complex="StarSymbol1" style:font-size-complex="9pt"/>
    </style:style>
    <style:style style:name="WW-Absatz-Standardschriftart11111111111" style:family="text"/>
    <style:style style:name="WW-WW8Num1z011111111" style:family="text">
      <style:text-properties style:font-name="StarSymbol" fo:font-size="9pt" style:font-size-asian="9pt" style:font-name-complex="StarSymbol1" style:font-size-complex="9pt"/>
    </style:style>
    <style:style style:name="WW-WW8Num2z011111111" style:family="text">
      <style:text-properties style:font-name="StarSymbol" fo:font-size="9pt" style:font-size-asian="9pt" style:font-name-complex="StarSymbol1" style:font-size-complex="9pt"/>
    </style:style>
    <style:style style:name="WW-WW8Num3z011111111" style:family="text">
      <style:text-properties style:font-name="StarSymbol" fo:font-size="9pt" style:font-size-asian="9pt" style:font-name-complex="StarSymbol1" style:font-size-complex="9pt"/>
    </style:style>
    <style:style style:name="WW-WW8Num4z011111111" style:family="text">
      <style:text-properties style:font-name="StarSymbol" fo:font-size="9pt" style:font-size-asian="9pt" style:font-name-complex="StarSymbol1" style:font-size-complex="9pt"/>
    </style:style>
    <style:style style:name="WW-WW8Num5z0111111" style:family="text">
      <style:text-properties style:font-name="StarSymbol" fo:font-size="9pt" style:font-size-asian="9pt" style:font-name-complex="StarSymbol1" style:font-size-complex="9pt"/>
    </style:style>
    <style:style style:name="WW-Absatz-Standardschriftart111111111111" style:family="text"/>
    <style:style style:name="WW-WW8Num1z0111111111" style:family="text">
      <style:text-properties style:font-name="StarSymbol" fo:font-size="9pt" style:font-size-asian="9pt" style:font-name-complex="StarSymbol1" style:font-size-complex="9pt"/>
    </style:style>
    <style:style style:name="WW-WW8Num2z0111111111" style:family="text">
      <style:text-properties style:font-name="StarSymbol" fo:font-size="9pt" style:font-size-asian="9pt" style:font-name-complex="StarSymbol1" style:font-size-complex="9pt"/>
    </style:style>
    <style:style style:name="WW-WW8Num3z0111111111" style:family="text">
      <style:text-properties style:font-name="StarSymbol" fo:font-size="9pt" style:font-size-asian="9pt" style:font-name-complex="StarSymbol1" style:font-size-complex="9pt"/>
    </style:style>
    <style:style style:name="WW-Absatz-Standardschriftart1111111111111" style:family="text"/>
    <style:style style:name="WW-WW8Num1z01111111111" style:family="text">
      <style:text-properties style:use-window-font-color="true" style:font-name="Symbol"/>
    </style:style>
    <style:style style:name="WW-WW8Num2z01111111111" style:family="text">
      <style:text-properties fo:color="#000000" style:font-name="Symbol"/>
    </style:style>
    <style:style style:name="WW8Num2z1" style:family="text">
      <style:text-properties style:font-name="Wingdings"/>
    </style:style>
    <style:style style:name="WW-WW8Num3z01111111111" style:family="text">
      <style:text-properties style:use-window-font-color="true" style:font-name="Symbol"/>
    </style:style>
    <style:style style:name="WW-WW8Num4z0111111111" style:family="text">
      <style:text-properties style:font-name="Wingdings"/>
    </style:style>
    <style:style style:name="WW-WW8Num5z01111111" style:family="text">
      <style:text-properties style:use-window-font-color="true" style:font-name="Symbol"/>
    </style:style>
    <style:style style:name="WW-WW8Num6z01111" style:family="text">
      <style:text-properties style:font-name="Wingdings"/>
    </style:style>
    <style:style style:name="WW-WW8Num7z0111" style:family="text">
      <style:text-properties style:font-name="Wingdings"/>
    </style:style>
    <style:style style:name="WW-WW8Num8z0" style:family="text">
      <style:text-properties fo:color="#000000" style:font-name="Symbol"/>
    </style:style>
    <style:style style:name="WW8Num8z1" style:family="text">
      <style:text-properties style:font-name="Wingdings"/>
    </style:style>
    <style:style style:name="WW-WW8Num9z0" style:family="text">
      <style:text-properties style:font-name="Wingdings"/>
    </style:style>
    <style:style style:name="WW-WW8Num10z0" style:family="text">
      <style:text-properties style:font-name="Wingdings"/>
    </style:style>
    <style:style style:name="WW8Num11z1" style:family="text">
      <style:text-properties style:font-name="Wingdings"/>
    </style:style>
    <style:style style:name="WW8Num12z1" style:family="text">
      <style:text-properties style:font-name="Wingdings"/>
    </style:style>
    <style:style style:name="WW8Num13z0" style:family="text">
      <style:text-properties style:font-name="Wingdings"/>
    </style:style>
    <style:style style:name="WW8Num14z0" style:family="text">
      <style:text-properties style:use-window-font-color="true" style:font-name="Symbol"/>
    </style:style>
    <style:style style:name="WW8Num15z0" style:family="text">
      <style:text-properties style:font-name="Wingdings"/>
    </style:style>
    <style:style style:name="WW8Num16z0" style:family="text">
      <style:text-properties fo:color="#000000" style:font-name="Symbol"/>
    </style:style>
    <style:style style:name="WW8Num16z1" style:family="text">
      <style:text-properties style:font-name="Wingdings"/>
    </style:style>
    <style:style style:name="WW8Num17z0" style:family="text">
      <style:text-properties style:font-name="Wingdings"/>
    </style:style>
    <style:style style:name="WW8Num18z0" style:family="text">
      <style:text-properties style:font-name="Wingdings"/>
    </style:style>
    <style:style style:name="WW8Num19z0" style:family="text">
      <style:text-properties style:font-name="Wingdings"/>
    </style:style>
    <style:style style:name="WW8Num20z0" style:family="text">
      <style:text-properties style:font-name="Wingdings"/>
    </style:style>
    <style:style style:name="WW8Num21z0" style:family="text">
      <style:text-properties fo:color="#000000" style:font-name="Symbol"/>
    </style:style>
    <style:style style:name="WW8Num21z1" style:family="text">
      <style:text-properties style:font-name="Wingdings"/>
    </style:style>
    <style:style style:name="WW8Num22z0" style:family="text">
      <style:text-properties style:font-name="Wingdings"/>
    </style:style>
    <style:style style:name="WW8Num23z0" style:family="text">
      <style:text-properties style:font-name="Wingdings"/>
    </style:style>
    <style:style style:name="WW8Num24z0" style:family="text">
      <style:text-properties style:font-name="Wingdings"/>
    </style:style>
    <style:style style:name="WW8Num25z0" style:family="text">
      <style:text-properties style:font-name="Times New Roman" style:font-name-asian="MS Mincho" style:font-name-complex="Times New Roman"/>
    </style:style>
    <style:style style:name="WW8Num25z1" style:family="text">
      <style:text-properties style:font-name="Wingdings"/>
    </style:style>
    <style:style style:name="WW8Num26z0" style:family="text">
      <style:text-properties style:use-window-font-color="true"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fo:color="#000000" style:font-name="Symbol"/>
    </style:style>
    <style:style style:name="WW8Num29z1" style:family="text">
      <style:text-properties style:font-name="Wingdings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/>
    </style:style>
    <style:style style:name="WW8Num31z0" style:family="text">
      <style:text-properties fo:color="#000000" style:font-name="Symbol"/>
    </style:style>
    <style:style style:name="WW8Num31z1" style:family="text">
      <style:text-properties style:font-name="Wingdings"/>
    </style:style>
    <style:style style:name="WW8Num32z0" style:family="text">
      <style:text-properties style:use-window-font-color="true" style:font-name="Symbol"/>
    </style:style>
    <style:style style:name="WW8Num33z0" style:family="text">
      <style:text-properties style:font-name="Wingdings"/>
    </style:style>
    <style:style style:name="WW8Num33z1" style:family="text">
      <style:text-properties style:font-name="Times New Roman" style:font-name-asian="MS Mincho" style:font-name-complex="Times New Roman"/>
    </style:style>
    <style:style style:name="WW8Num34z0" style:family="text">
      <style:text-properties style:font-name="Wingdings"/>
    </style:style>
    <style:style style:name="WW8Num35z0" style:family="text">
      <style:text-properties fo:color="#000000" style:font-name="Symbol"/>
    </style:style>
    <style:style style:name="WW8Num35z1" style:family="text">
      <style:text-properties style:font-name="Wingdings"/>
    </style:style>
    <style:style style:name="WW8Num36z0" style:family="text">
      <style:text-properties style:use-window-font-color="true" style:font-name="Symbol"/>
    </style:style>
    <style:style style:name="WW8Num37z0" style:family="text">
      <style:text-properties style:font-name="Wingdings"/>
    </style:style>
    <style:style style:name="WW8Num38z0" style:family="text">
      <style:text-properties style:font-name="Wingdings"/>
    </style:style>
    <style:style style:name="WW8Num39z0" style:family="text">
      <style:text-properties style:font-name="Wingdings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Bullet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Bullets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Bullets1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Bullets11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Bullets111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Bullets1111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Bullets11111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Bullets111111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Bullets1111111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Bullets11111111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Bullets111111111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text:bullet-char="">
        <style:list-level-properties text:min-label-width="0.1965in"/>
        <style:text-properties style:font-name="Wingdings1"/>
      </text:list-level-style-bullet>
      <text:list-level-style-bullet text:level="2" text:style-name="WW8Num1z0" text:bullet-char="">
        <style:list-level-properties text:space-before="0.1972in" text:min-label-width="0.1965in"/>
        <style:text-properties style:font-name="Wingdings1"/>
      </text:list-level-style-bullet>
      <text:list-level-style-bullet text:level="3" text:style-name="WW8Num1z0" text:bullet-char="">
        <style:list-level-properties text:space-before="0.3937in" text:min-label-width="0.1965in"/>
        <style:text-properties style:font-name="Wingdings1"/>
      </text:list-level-style-bullet>
      <text:list-level-style-bullet text:level="4" text:style-name="WW8Num1z0" text:bullet-char="">
        <style:list-level-properties text:space-before="0.5909in" text:min-label-width="0.1965in"/>
        <style:text-properties style:font-name="Wingdings1"/>
      </text:list-level-style-bullet>
      <text:list-level-style-bullet text:level="5" text:style-name="WW8Num1z0" text:bullet-char="">
        <style:list-level-properties text:space-before="0.7874in" text:min-label-width="0.1965in"/>
        <style:text-properties style:font-name="Wingdings1"/>
      </text:list-level-style-bullet>
      <text:list-level-style-bullet text:level="6" text:style-name="WW8Num1z0" text:bullet-char="">
        <style:list-level-properties text:space-before="0.9846in" text:min-label-width="0.1965in"/>
        <style:text-properties style:font-name="Wingdings1"/>
      </text:list-level-style-bullet>
      <text:list-level-style-bullet text:level="7" text:style-name="WW8Num1z0" text:bullet-char="">
        <style:list-level-properties text:space-before="1.1815in" text:min-label-width="0.1965in"/>
        <style:text-properties style:font-name="Wingdings1"/>
      </text:list-level-style-bullet>
      <text:list-level-style-bullet text:level="8" text:style-name="WW8Num1z0" text:bullet-char="">
        <style:list-level-properties text:space-before="1.3787in" text:min-label-width="0.1965in"/>
        <style:text-properties style:font-name="Wingdings1"/>
      </text:list-level-style-bullet>
      <text:list-level-style-bullet text:level="9" text:style-name="WW8Num1z0" text:bullet-char="">
        <style:list-level-properties text:space-before="1.5752in" text:min-label-width="0.1965in"/>
        <style:text-properties style:font-name="Wingdings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">
        <style:list-level-properties text:min-label-width="0.1965in"/>
        <style:text-properties style:font-name="Wingdings1"/>
      </text:list-level-style-bullet>
      <text:list-level-style-bullet text:level="2" text:style-name="WW8Num2z0" text:bullet-char="">
        <style:list-level-properties text:space-before="0.1972in" text:min-label-width="0.1965in"/>
        <style:text-properties style:font-name="Wingdings1"/>
      </text:list-level-style-bullet>
      <text:list-level-style-bullet text:level="3" text:style-name="WW8Num2z0" text:bullet-char="">
        <style:list-level-properties text:space-before="0.3937in" text:min-label-width="0.1965in"/>
        <style:text-properties style:font-name="Wingdings1"/>
      </text:list-level-style-bullet>
      <text:list-level-style-bullet text:level="4" text:style-name="WW8Num2z0" text:bullet-char="">
        <style:list-level-properties text:space-before="0.5909in" text:min-label-width="0.1965in"/>
        <style:text-properties style:font-name="Wingdings1"/>
      </text:list-level-style-bullet>
      <text:list-level-style-bullet text:level="5" text:style-name="WW8Num2z0" text:bullet-char="">
        <style:list-level-properties text:space-before="0.7874in" text:min-label-width="0.1965in"/>
        <style:text-properties style:font-name="Wingdings1"/>
      </text:list-level-style-bullet>
      <text:list-level-style-bullet text:level="6" text:style-name="WW8Num2z0" text:bullet-char="">
        <style:list-level-properties text:space-before="0.9846in" text:min-label-width="0.1965in"/>
        <style:text-properties style:font-name="Wingdings1"/>
      </text:list-level-style-bullet>
      <text:list-level-style-bullet text:level="7" text:style-name="WW8Num2z0" text:bullet-char="">
        <style:list-level-properties text:space-before="1.1815in" text:min-label-width="0.1965in"/>
        <style:text-properties style:font-name="Wingdings1"/>
      </text:list-level-style-bullet>
      <text:list-level-style-bullet text:level="8" text:style-name="WW8Num2z0" text:bullet-char="">
        <style:list-level-properties text:space-before="1.3787in" text:min-label-width="0.1965in"/>
        <style:text-properties style:font-name="Wingdings1"/>
      </text:list-level-style-bullet>
      <text:list-level-style-bullet text:level="9" text:style-name="WW8Num2z0" text:bullet-char="">
        <style:list-level-properties text:space-before="1.5752in" text:min-label-width="0.1965in"/>
        <style:text-properties style:font-name="Wingdings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text:bullet-char="">
        <style:list-level-properties text:min-label-width="0.1965in"/>
        <style:text-properties style:font-name="Wingdings1"/>
      </text:list-level-style-bullet>
      <text:list-level-style-bullet text:level="2" text:style-name="WW8Num3z0" text:bullet-char="">
        <style:list-level-properties text:space-before="0.1972in" text:min-label-width="0.1965in"/>
        <style:text-properties style:font-name="Wingdings1"/>
      </text:list-level-style-bullet>
      <text:list-level-style-bullet text:level="3" text:style-name="WW8Num3z0" text:bullet-char="">
        <style:list-level-properties text:space-before="0.3937in" text:min-label-width="0.1965in"/>
        <style:text-properties style:font-name="Wingdings1"/>
      </text:list-level-style-bullet>
      <text:list-level-style-bullet text:level="4" text:style-name="WW8Num3z0" text:bullet-char="">
        <style:list-level-properties text:space-before="0.5909in" text:min-label-width="0.1965in"/>
        <style:text-properties style:font-name="Wingdings1"/>
      </text:list-level-style-bullet>
      <text:list-level-style-bullet text:level="5" text:style-name="WW8Num3z0" text:bullet-char="">
        <style:list-level-properties text:space-before="0.7874in" text:min-label-width="0.1965in"/>
        <style:text-properties style:font-name="Wingdings1"/>
      </text:list-level-style-bullet>
      <text:list-level-style-bullet text:level="6" text:style-name="WW8Num3z0" text:bullet-char="">
        <style:list-level-properties text:space-before="0.9846in" text:min-label-width="0.1965in"/>
        <style:text-properties style:font-name="Wingdings1"/>
      </text:list-level-style-bullet>
      <text:list-level-style-bullet text:level="7" text:style-name="WW8Num3z0" text:bullet-char="">
        <style:list-level-properties text:space-before="1.1815in" text:min-label-width="0.1965in"/>
        <style:text-properties style:font-name="Wingdings1"/>
      </text:list-level-style-bullet>
      <text:list-level-style-bullet text:level="8" text:style-name="WW8Num3z0" text:bullet-char="">
        <style:list-level-properties text:space-before="1.3787in" text:min-label-width="0.1965in"/>
        <style:text-properties style:font-name="Wingdings1"/>
      </text:list-level-style-bullet>
      <text:list-level-style-bullet text:level="9" text:style-name="WW8Num3z0" text:bullet-char="">
        <style:list-level-properties text:space-before="1.5752in" text:min-label-width="0.1965in"/>
        <style:text-properties style:font-name="Wingdings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text:bullet-char="">
        <style:list-level-properties text:min-label-width="0.1965in"/>
        <style:text-properties style:font-name="Wingdings1"/>
      </text:list-level-style-bullet>
      <text:list-level-style-bullet text:level="2" text:style-name="WW8Num4z0" text:bullet-char="">
        <style:list-level-properties text:space-before="0.1972in" text:min-label-width="0.1965in"/>
        <style:text-properties style:font-name="Wingdings1"/>
      </text:list-level-style-bullet>
      <text:list-level-style-bullet text:level="3" text:style-name="WW8Num4z0" text:bullet-char="">
        <style:list-level-properties text:space-before="0.3937in" text:min-label-width="0.1965in"/>
        <style:text-properties style:font-name="Wingdings1"/>
      </text:list-level-style-bullet>
      <text:list-level-style-bullet text:level="4" text:style-name="WW8Num4z0" text:bullet-char="">
        <style:list-level-properties text:space-before="0.5909in" text:min-label-width="0.1965in"/>
        <style:text-properties style:font-name="Wingdings1"/>
      </text:list-level-style-bullet>
      <text:list-level-style-bullet text:level="5" text:style-name="WW8Num4z0" text:bullet-char="">
        <style:list-level-properties text:space-before="0.7874in" text:min-label-width="0.1965in"/>
        <style:text-properties style:font-name="Wingdings1"/>
      </text:list-level-style-bullet>
      <text:list-level-style-bullet text:level="6" text:style-name="WW8Num4z0" text:bullet-char="">
        <style:list-level-properties text:space-before="0.9846in" text:min-label-width="0.1965in"/>
        <style:text-properties style:font-name="Wingdings1"/>
      </text:list-level-style-bullet>
      <text:list-level-style-bullet text:level="7" text:style-name="WW8Num4z0" text:bullet-char="">
        <style:list-level-properties text:space-before="1.1815in" text:min-label-width="0.1965in"/>
        <style:text-properties style:font-name="Wingdings1"/>
      </text:list-level-style-bullet>
      <text:list-level-style-bullet text:level="8" text:style-name="WW8Num4z0" text:bullet-char="">
        <style:list-level-properties text:space-before="1.3787in" text:min-label-width="0.1965in"/>
        <style:text-properties style:font-name="Wingdings1"/>
      </text:list-level-style-bullet>
      <text:list-level-style-bullet text:level="9" text:style-name="WW8Num4z0" text:bullet-char="">
        <style:list-level-properties text:space-before="1.5752in" text:min-label-width="0.1965in"/>
        <style:text-properties style:font-name="Wingdings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text:bullet-char="">
        <style:list-level-properties text:min-label-width="0.1965in"/>
        <style:text-properties style:font-name="Wingdings1"/>
      </text:list-level-style-bullet>
      <text:list-level-style-bullet text:level="2" text:style-name="WW8Num5z0" text:bullet-char="">
        <style:list-level-properties text:space-before="0.1972in" text:min-label-width="0.1965in"/>
        <style:text-properties style:font-name="Wingdings1"/>
      </text:list-level-style-bullet>
      <text:list-level-style-bullet text:level="3" text:style-name="WW8Num5z0" text:bullet-char="">
        <style:list-level-properties text:space-before="0.3937in" text:min-label-width="0.1965in"/>
        <style:text-properties style:font-name="Wingdings1"/>
      </text:list-level-style-bullet>
      <text:list-level-style-bullet text:level="4" text:style-name="WW8Num5z0" text:bullet-char="">
        <style:list-level-properties text:space-before="0.5909in" text:min-label-width="0.1965in"/>
        <style:text-properties style:font-name="Wingdings1"/>
      </text:list-level-style-bullet>
      <text:list-level-style-bullet text:level="5" text:style-name="WW8Num5z0" text:bullet-char="">
        <style:list-level-properties text:space-before="0.7874in" text:min-label-width="0.1965in"/>
        <style:text-properties style:font-name="Wingdings1"/>
      </text:list-level-style-bullet>
      <text:list-level-style-bullet text:level="6" text:style-name="WW8Num5z0" text:bullet-char="">
        <style:list-level-properties text:space-before="0.9846in" text:min-label-width="0.1965in"/>
        <style:text-properties style:font-name="Wingdings1"/>
      </text:list-level-style-bullet>
      <text:list-level-style-bullet text:level="7" text:style-name="WW8Num5z0" text:bullet-char="">
        <style:list-level-properties text:space-before="1.1815in" text:min-label-width="0.1965in"/>
        <style:text-properties style:font-name="Wingdings1"/>
      </text:list-level-style-bullet>
      <text:list-level-style-bullet text:level="8" text:style-name="WW8Num5z0" text:bullet-char="">
        <style:list-level-properties text:space-before="1.3787in" text:min-label-width="0.1965in"/>
        <style:text-properties style:font-name="Wingdings1"/>
      </text:list-level-style-bullet>
      <text:list-level-style-bullet text:level="9" text:style-name="WW8Num5z0" text:bullet-char="">
        <style:list-level-properties text:space-before="1.5752in" text:min-label-width="0.1965in"/>
        <style:text-properties style:font-name="Wingdings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u">
        <style:list-level-properties text:min-label-width="0.1965in"/>
        <style:text-properties style:font-name="Wingdings1"/>
      </text:list-level-style-bullet>
      <text:list-level-style-bullet text:level="2" text:style-name="WW8Num6z0" text:bullet-char="u">
        <style:list-level-properties text:space-before="0.1972in" text:min-label-width="0.1965in"/>
        <style:text-properties style:font-name="Wingdings1"/>
      </text:list-level-style-bullet>
      <text:list-level-style-bullet text:level="3" text:style-name="WW8Num6z0" text:bullet-char="u">
        <style:list-level-properties text:space-before="0.3937in" text:min-label-width="0.1965in"/>
        <style:text-properties style:font-name="Wingdings1"/>
      </text:list-level-style-bullet>
      <text:list-level-style-bullet text:level="4" text:style-name="WW8Num6z0" text:bullet-char="u">
        <style:list-level-properties text:space-before="0.5909in" text:min-label-width="0.1965in"/>
        <style:text-properties style:font-name="Wingdings1"/>
      </text:list-level-style-bullet>
      <text:list-level-style-bullet text:level="5" text:style-name="WW8Num6z0" text:bullet-char="u">
        <style:list-level-properties text:space-before="0.7874in" text:min-label-width="0.1965in"/>
        <style:text-properties style:font-name="Wingdings1"/>
      </text:list-level-style-bullet>
      <text:list-level-style-bullet text:level="6" text:style-name="WW8Num6z0" text:bullet-char="u">
        <style:list-level-properties text:space-before="0.9846in" text:min-label-width="0.1965in"/>
        <style:text-properties style:font-name="Wingdings1"/>
      </text:list-level-style-bullet>
      <text:list-level-style-bullet text:level="7" text:style-name="WW8Num6z0" text:bullet-char="u">
        <style:list-level-properties text:space-before="1.1815in" text:min-label-width="0.1965in"/>
        <style:text-properties style:font-name="Wingdings1"/>
      </text:list-level-style-bullet>
      <text:list-level-style-bullet text:level="8" text:style-name="WW8Num6z0" text:bullet-char="u">
        <style:list-level-properties text:space-before="1.3787in" text:min-label-width="0.1965in"/>
        <style:text-properties style:font-name="Wingdings1"/>
      </text:list-level-style-bullet>
      <text:list-level-style-bullet text:level="9" text:style-name="WW8Num6z0" text:bullet-char="u">
        <style:list-level-properties text:space-before="1.5752in" text:min-label-width="0.1965in"/>
        <style:text-properties style:font-name="Wingdings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text:bullet-char="u">
        <style:list-level-properties text:min-label-width="0.1965in"/>
        <style:text-properties style:font-name="Wingdings1"/>
      </text:list-level-style-bullet>
      <text:list-level-style-bullet text:level="2" text:style-name="WW8Num7z0" text:bullet-char="u">
        <style:list-level-properties text:space-before="0.1972in" text:min-label-width="0.1965in"/>
        <style:text-properties style:font-name="Wingdings1"/>
      </text:list-level-style-bullet>
      <text:list-level-style-bullet text:level="3" text:style-name="WW8Num7z0" text:bullet-char="u">
        <style:list-level-properties text:space-before="0.3937in" text:min-label-width="0.1965in"/>
        <style:text-properties style:font-name="Wingdings1"/>
      </text:list-level-style-bullet>
      <text:list-level-style-bullet text:level="4" text:style-name="WW8Num7z0" text:bullet-char="u">
        <style:list-level-properties text:space-before="0.5909in" text:min-label-width="0.1965in"/>
        <style:text-properties style:font-name="Wingdings1"/>
      </text:list-level-style-bullet>
      <text:list-level-style-bullet text:level="5" text:style-name="WW8Num7z0" text:bullet-char="u">
        <style:list-level-properties text:space-before="0.7874in" text:min-label-width="0.1965in"/>
        <style:text-properties style:font-name="Wingdings1"/>
      </text:list-level-style-bullet>
      <text:list-level-style-bullet text:level="6" text:style-name="WW8Num7z0" text:bullet-char="u">
        <style:list-level-properties text:space-before="0.9846in" text:min-label-width="0.1965in"/>
        <style:text-properties style:font-name="Wingdings1"/>
      </text:list-level-style-bullet>
      <text:list-level-style-bullet text:level="7" text:style-name="WW8Num7z0" text:bullet-char="u">
        <style:list-level-properties text:space-before="1.1815in" text:min-label-width="0.1965in"/>
        <style:text-properties style:font-name="Wingdings1"/>
      </text:list-level-style-bullet>
      <text:list-level-style-bullet text:level="8" text:style-name="WW8Num7z0" text:bullet-char="u">
        <style:list-level-properties text:space-before="1.3787in" text:min-label-width="0.1965in"/>
        <style:text-properties style:font-name="Wingdings1"/>
      </text:list-level-style-bullet>
      <text:list-level-style-bullet text:level="9" text:style-name="WW8Num7z0" text:bullet-char="u">
        <style:list-level-properties text:space-before="1.5752in" text:min-label-width="0.1965in"/>
        <style:text-properties style:font-name="Wingdings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bullet text:level="1" text:style-name="WW8Num8z0" text:bullet-char="u">
        <style:list-level-properties text:min-label-width="0.1965in"/>
        <style:text-properties style:font-name="Wingdings1"/>
      </text:list-level-style-bullet>
      <text:list-level-style-bullet text:level="2" text:style-name="WW8Num8z0" text:bullet-char="u">
        <style:list-level-properties text:space-before="0.1972in" text:min-label-width="0.1965in"/>
        <style:text-properties style:font-name="Wingdings1"/>
      </text:list-level-style-bullet>
      <text:list-level-style-bullet text:level="3" text:style-name="WW8Num8z0" text:bullet-char="u">
        <style:list-level-properties text:space-before="0.3937in" text:min-label-width="0.1965in"/>
        <style:text-properties style:font-name="Wingdings1"/>
      </text:list-level-style-bullet>
      <text:list-level-style-bullet text:level="4" text:style-name="WW8Num8z0" text:bullet-char="u">
        <style:list-level-properties text:space-before="0.5909in" text:min-label-width="0.1965in"/>
        <style:text-properties style:font-name="Wingdings1"/>
      </text:list-level-style-bullet>
      <text:list-level-style-bullet text:level="5" text:style-name="WW8Num8z0" text:bullet-char="u">
        <style:list-level-properties text:space-before="0.7874in" text:min-label-width="0.1965in"/>
        <style:text-properties style:font-name="Wingdings1"/>
      </text:list-level-style-bullet>
      <text:list-level-style-bullet text:level="6" text:style-name="WW8Num8z0" text:bullet-char="u">
        <style:list-level-properties text:space-before="0.9846in" text:min-label-width="0.1965in"/>
        <style:text-properties style:font-name="Wingdings1"/>
      </text:list-level-style-bullet>
      <text:list-level-style-bullet text:level="7" text:style-name="WW8Num8z0" text:bullet-char="u">
        <style:list-level-properties text:space-before="1.1815in" text:min-label-width="0.1965in"/>
        <style:text-properties style:font-name="Wingdings1"/>
      </text:list-level-style-bullet>
      <text:list-level-style-bullet text:level="8" text:style-name="WW8Num8z0" text:bullet-char="u">
        <style:list-level-properties text:space-before="1.3787in" text:min-label-width="0.1965in"/>
        <style:text-properties style:font-name="Wingdings1"/>
      </text:list-level-style-bullet>
      <text:list-level-style-bullet text:level="9" text:style-name="WW8Num8z0" text:bullet-char="u">
        <style:list-level-properties text:space-before="1.5752in" text:min-label-width="0.1965in"/>
        <style:text-properties style:font-name="Wingdings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bullet text:level="1" text:style-name="WW8Num9z0" text:bullet-char="n">
        <style:list-level-properties text:min-label-width="0.1965in"/>
        <style:text-properties style:font-name="Wingdings1"/>
      </text:list-level-style-bullet>
      <text:list-level-style-bullet text:level="2" text:style-name="WW8Num9z0" text:bullet-char="n">
        <style:list-level-properties text:space-before="0.1972in" text:min-label-width="0.1965in"/>
        <style:text-properties style:font-name="Wingdings1"/>
      </text:list-level-style-bullet>
      <text:list-level-style-bullet text:level="3" text:style-name="WW8Num9z0" text:bullet-char="n">
        <style:list-level-properties text:space-before="0.3937in" text:min-label-width="0.1965in"/>
        <style:text-properties style:font-name="Wingdings1"/>
      </text:list-level-style-bullet>
      <text:list-level-style-bullet text:level="4" text:style-name="WW8Num9z0" text:bullet-char="n">
        <style:list-level-properties text:space-before="0.5909in" text:min-label-width="0.1965in"/>
        <style:text-properties style:font-name="Wingdings1"/>
      </text:list-level-style-bullet>
      <text:list-level-style-bullet text:level="5" text:style-name="WW8Num9z0" text:bullet-char="n">
        <style:list-level-properties text:space-before="0.7874in" text:min-label-width="0.1965in"/>
        <style:text-properties style:font-name="Wingdings1"/>
      </text:list-level-style-bullet>
      <text:list-level-style-bullet text:level="6" text:style-name="WW8Num9z0" text:bullet-char="n">
        <style:list-level-properties text:space-before="0.9846in" text:min-label-width="0.1965in"/>
        <style:text-properties style:font-name="Wingdings1"/>
      </text:list-level-style-bullet>
      <text:list-level-style-bullet text:level="7" text:style-name="WW8Num9z0" text:bullet-char="n">
        <style:list-level-properties text:space-before="1.1815in" text:min-label-width="0.1965in"/>
        <style:text-properties style:font-name="Wingdings1"/>
      </text:list-level-style-bullet>
      <text:list-level-style-bullet text:level="8" text:style-name="WW8Num9z0" text:bullet-char="n">
        <style:list-level-properties text:space-before="1.3787in" text:min-label-width="0.1965in"/>
        <style:text-properties style:font-name="Wingdings1"/>
      </text:list-level-style-bullet>
      <text:list-level-style-bullet text:level="9" text:style-name="WW8Num9z0" text:bullet-char="n">
        <style:list-level-properties text:space-before="1.5752in" text:min-label-width="0.1965in"/>
        <style:text-properties style:font-name="Wingdings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text:bullet-char="n">
        <style:list-level-properties text:min-label-width="0.1965in"/>
        <style:text-properties style:font-name="Wingdings1"/>
      </text:list-level-style-bullet>
      <text:list-level-style-bullet text:level="2" text:style-name="WW8Num10z0" text:bullet-char="n">
        <style:list-level-properties text:space-before="0.1972in" text:min-label-width="0.1965in"/>
        <style:text-properties style:font-name="Wingdings1"/>
      </text:list-level-style-bullet>
      <text:list-level-style-bullet text:level="3" text:style-name="WW8Num10z0" text:bullet-char="n">
        <style:list-level-properties text:space-before="0.3937in" text:min-label-width="0.1965in"/>
        <style:text-properties style:font-name="Wingdings1"/>
      </text:list-level-style-bullet>
      <text:list-level-style-bullet text:level="4" text:style-name="WW8Num10z0" text:bullet-char="n">
        <style:list-level-properties text:space-before="0.5909in" text:min-label-width="0.1965in"/>
        <style:text-properties style:font-name="Wingdings1"/>
      </text:list-level-style-bullet>
      <text:list-level-style-bullet text:level="5" text:style-name="WW8Num10z0" text:bullet-char="n">
        <style:list-level-properties text:space-before="0.7874in" text:min-label-width="0.1965in"/>
        <style:text-properties style:font-name="Wingdings1"/>
      </text:list-level-style-bullet>
      <text:list-level-style-bullet text:level="6" text:style-name="WW8Num10z0" text:bullet-char="n">
        <style:list-level-properties text:space-before="0.9846in" text:min-label-width="0.1965in"/>
        <style:text-properties style:font-name="Wingdings1"/>
      </text:list-level-style-bullet>
      <text:list-level-style-bullet text:level="7" text:style-name="WW8Num10z0" text:bullet-char="n">
        <style:list-level-properties text:space-before="1.1815in" text:min-label-width="0.1965in"/>
        <style:text-properties style:font-name="Wingdings1"/>
      </text:list-level-style-bullet>
      <text:list-level-style-bullet text:level="8" text:style-name="WW8Num10z0" text:bullet-char="n">
        <style:list-level-properties text:space-before="1.3787in" text:min-label-width="0.1965in"/>
        <style:text-properties style:font-name="Wingdings1"/>
      </text:list-level-style-bullet>
      <text:list-level-style-bullet text:level="9" text:style-name="WW8Num10z0" text:bullet-char="n">
        <style:list-level-properties text:space-before="1.5752in" text:min-label-width="0.1965in"/>
        <style:text-properties style:font-name="Wingdings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text:bullet-char="">
        <style:list-level-properties text:min-label-width="0.1965in"/>
        <style:text-properties fo:font-family="Symbol" style:font-charset="x-symbol"/>
      </text:list-level-style-bullet>
      <text:list-level-style-bullet text:level="2" text:style-name="WW8Num11z0" text:bullet-char="">
        <style:list-level-properties text:space-before="0.1965in" text:min-label-width="0.1965in"/>
        <style:text-properties fo:font-family="Symbol" style:font-charset="x-symbol"/>
      </text:list-level-style-bullet>
      <text:list-level-style-bullet text:level="3" text:style-name="WW8Num11z0" text:bullet-char="">
        <style:list-level-properties text:space-before="0.3933in" text:min-label-width="0.1965in"/>
        <style:text-properties fo:font-family="Symbol" style:font-charset="x-symbol"/>
      </text:list-level-style-bullet>
      <text:list-level-style-bullet text:level="4" text:style-name="WW8Num11z0" text:bullet-char="">
        <style:list-level-properties text:space-before="0.5898in" text:min-label-width="0.1965in"/>
        <style:text-properties fo:font-family="Symbol" style:font-charset="x-symbol"/>
      </text:list-level-style-bullet>
      <text:list-level-style-bullet text:level="5" text:style-name="WW8Num11z0" text:bullet-char="">
        <style:list-level-properties text:space-before="0.7862in" text:min-label-width="0.1965in"/>
        <style:text-properties fo:font-family="Symbol" style:font-charset="x-symbol"/>
      </text:list-level-style-bullet>
      <text:list-level-style-bullet text:level="6" text:style-name="WW8Num11z0" text:bullet-char="">
        <style:list-level-properties text:space-before="0.9827in" text:min-label-width="0.1965in"/>
        <style:text-properties fo:font-family="Symbol" style:font-charset="x-symbol"/>
      </text:list-level-style-bullet>
      <text:list-level-style-bullet text:level="7" text:style-name="WW8Num11z0" text:bullet-char="">
        <style:list-level-properties text:space-before="1.1791in" text:min-label-width="0.1965in"/>
        <style:text-properties fo:font-family="Symbol" style:font-charset="x-symbol"/>
      </text:list-level-style-bullet>
      <text:list-level-style-bullet text:level="8" text:style-name="WW8Num11z0" text:bullet-char="">
        <style:list-level-properties text:space-before="1.3756in" text:min-label-width="0.1965in"/>
        <style:text-properties fo:font-family="Symbol" style:font-charset="x-symbol"/>
      </text:list-level-style-bullet>
      <text:list-level-style-bullet text:level="9" text:style-name="WW8Num11z0" text:bullet-char="">
        <style:list-level-properties text:space-before="1.5724in" text:min-label-width="0.1965in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text:bullet-char="">
        <style:list-level-properties text:min-label-width="0.1965in"/>
        <style:text-properties fo:font-family="Symbol" style:font-charset="x-symbol"/>
      </text:list-level-style-bullet>
      <text:list-level-style-bullet text:level="2" text:style-name="WW8Num12z0" text:bullet-char="">
        <style:list-level-properties text:space-before="0.1965in" text:min-label-width="0.1965in"/>
        <style:text-properties fo:font-family="Symbol" style:font-charset="x-symbol"/>
      </text:list-level-style-bullet>
      <text:list-level-style-bullet text:level="3" text:style-name="WW8Num12z0" text:bullet-char="">
        <style:list-level-properties text:space-before="0.3933in" text:min-label-width="0.1965in"/>
        <style:text-properties fo:font-family="Symbol" style:font-charset="x-symbol"/>
      </text:list-level-style-bullet>
      <text:list-level-style-bullet text:level="4" text:style-name="WW8Num12z0" text:bullet-char="">
        <style:list-level-properties text:space-before="0.5898in" text:min-label-width="0.1965in"/>
        <style:text-properties fo:font-family="Symbol" style:font-charset="x-symbol"/>
      </text:list-level-style-bullet>
      <text:list-level-style-bullet text:level="5" text:style-name="WW8Num12z0" text:bullet-char="">
        <style:list-level-properties text:space-before="0.7862in" text:min-label-width="0.1965in"/>
        <style:text-properties fo:font-family="Symbol" style:font-charset="x-symbol"/>
      </text:list-level-style-bullet>
      <text:list-level-style-bullet text:level="6" text:style-name="WW8Num12z0" text:bullet-char="">
        <style:list-level-properties text:space-before="0.9827in" text:min-label-width="0.1965in"/>
        <style:text-properties fo:font-family="Symbol" style:font-charset="x-symbol"/>
      </text:list-level-style-bullet>
      <text:list-level-style-bullet text:level="7" text:style-name="WW8Num12z0" text:bullet-char="">
        <style:list-level-properties text:space-before="1.1791in" text:min-label-width="0.1965in"/>
        <style:text-properties fo:font-family="Symbol" style:font-charset="x-symbol"/>
      </text:list-level-style-bullet>
      <text:list-level-style-bullet text:level="8" text:style-name="WW8Num12z0" text:bullet-char="">
        <style:list-level-properties text:space-before="1.3756in" text:min-label-width="0.1965in"/>
        <style:text-properties fo:font-family="Symbol" style:font-charset="x-symbol"/>
      </text:list-level-style-bullet>
      <text:list-level-style-bullet text:level="9" text:style-name="WW8Num12z0" text:bullet-char="">
        <style:list-level-properties text:space-before="1.5724in" text:min-label-width="0.1965in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354in" fo:margin-left="0.0264in" table:align="left" style:writing-mode="lr-tb"/>
    </style:style>
    <style:style style:name="Table2.A" style:family="table-column">
      <style:table-column-properties style:column-width="2.409in"/>
    </style:style>
    <style:style style:name="Table2.B" style:family="table-column">
      <style:table-column-properties style:column-width="4.5264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5pt solid #000000" style:writing-mode="lr-tb"/>
    </style:style>
    <style:style style:name="MP1" style:family="paragraph" style:parent-style-name="Header">
      <style:paragraph-properties style:snap-to-layout-grid="false"/>
      <style:text-properties fo:color="#000000" style:font-size-complex="10.5pt"/>
    </style:style>
    <style:style style:name="MP2" style:family="paragraph" style:parent-style-name="Header">
      <style:paragraph-properties style:snap-to-layout-grid="false"/>
      <style:text-properties fo:color="#000000" style:font-name="Times New Roman" fo:font-size="12pt" style:font-size-asian="12pt" style:font-size-complex="12pt"/>
    </style:style>
    <style:style style:name="MP3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3752in" fo:margin-bottom="0.2291in" fo:margin-left="0.5in" fo:margin-right="1in" style:writing-mode="lr-tb" style:layout-grid-color="#c0c0c0" style:layout-grid-lines="41" style:layout-grid-base-height="0.1457in" style:layout-grid-ruby-height="0.104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6252in" fo:margin-left="0in" fo:margin-right="0in" fo:margin-bottom="0.5862in" style:dynamic-spacing="true"/>
      </style:header-style>
      <style:footer-style>
        <style:header-footer-properties fo:min-height="0.2709in" fo:margin-left="0in" fo:margin-right="0in" fo:margin-top="0.2319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graphics1" text:anchor-type="char" svg:x="-0.0752in" svg:y="-0.0008in" svg:width="2.3909in" svg:height="0.639in" draw:z-index="0"><draw:image xlink:href="Pictures/10000200000001F4000000830423B53B.png" xlink:type="simple" xlink:show="embed" xlink:actuate="onLoad"/></draw:frame></text:p>
            </table:table-cell>
            <table:table-cell table:style-name="Table2.B1" office:value-type="string">
              <text:p text:style-name="MP2">Candidate Ref_no: <text:s/></text:p>
              <text:p text:style-name="MP2">Date of Birth: <text:s/></text:p>
              <text:p text:style-name="MP2">Education: <text:s/></text:p>
            </table:table-cell>
          </table:table-row>
        </table:table>
        <text:p text:style-name="Header"/>
      </style:header>
      <style:footer>
        <text:p text:style-name="MP3">5F, 8-5-8 Akasaka, Minato-ku, Tokyo, Japan 107-0052 www.slate.jp Tel: +81-3-5414-250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8-01-23T19:36:35</meta:creation-date>
    <dc:date>2012-10-30T10:24:26</dc:date>
    <meta:print-date>1601-01-01T09:01:42</meta:print-date>
    <meta:editing-cycles>28</meta:editing-cycles>
    <meta:editing-duration>P2DT20H16M8S</meta:editing-duration>
    <dc:creator>root </dc:creator>
    <meta:document-statistic meta:table-count="2" meta:image-count="1" meta:object-count="0" meta:page-count="1" meta:paragraph-count="10" meta:word-count="25" meta:character-count="212" meta:non-whitespace-character-count="185"/>
    <meta:user-defined meta:name="Info 1"/>
    <meta:user-defined meta:name="Info 2"/>
    <meta:user-defined meta:name="Info 3"/>
    <meta:user-defined meta:name="Info 4"/>
  </office:meta>
</office:document-meta>
</file>